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031" officeooo:paragraph-rsid="00050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3 </text:p>
      <text:p text:style-name="P1">UI Architecture (Basics)</text:p>
      <text:p text:style-name="P1"/>
      <text:p text:style-name="P1">1.Add the below inputs in SubmissionWizard_PolicyInfoDV.pcf</text:p>
      <text:p text:style-name="P1"/>
      <text:p text:style-name="P1">DriverName</text:p>
      <text:p text:style-name="P1">DriverLicenseID</text:p>
      <text:p text:style-name="P1">DriverAge</text:p>
      <text:p text:style-name="P1">PurchaseDate</text:p>
      <text:p text:style-name="P1">Occupation</text:p>
      <text:p text:style-name="P1"/>
      <text:p text:style-name="P1">2. Move DriverDetails to a seperate input set.</text:p>
      <text:p text:style-name="P1"/>
      <text:p text:style-name="P1">3. Refer the above created input set in multiple pages using Input Set Ref</text:p>
      <text:p text:style-name="P1"/>
      <text:p text:style-name="P1">SubmissionWizard_PolicyInfoDV.pcf</text:p>
      <text:p text:style-name="P1">SubmissionWizard_ReviewSummaryDV.pc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1:13:14.044000000</meta:creation-date>
    <dc:date>2018-03-26T11:16:29.746000000</dc:date>
    <meta:editing-duration>PT3M16S</meta:editing-duration>
    <meta:editing-cycles>1</meta:editing-cycles>
    <meta:document-statistic meta:table-count="0" meta:image-count="0" meta:object-count="0" meta:page-count="1" meta:paragraph-count="12" meta:word-count="40" meta:character-count="334" meta:non-whitespace-character-count="305"/>
    <meta:generator>LibreOffice/5.3.4.2$Windows_X86_64 LibreOffice_project/f82d347ccc0be322489bf7da61d7e4ad13fe2ff3</meta:generator>
  </office:meta>
</office:document-meta>
</file>